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Mono" svg:font-family="'Ubuntu Mono'"/>
    <style:font-face style:name="Cumberland AMT" svg:font-family="'Cumberland AMT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in" fo:margin-right="0in" fo:margin-top="0in" fo:margin-bottom="0in" loext:contextual-spacing="false" fo:text-indent="0in" style:auto-text-indent="false" fo:padding="0in" fo:border="none"/>
    </style:style>
    <style:style style:name="P2" style:family="paragraph" style:parent-style-name="Preformatted_20_Text">
      <style:paragraph-properties fo:margin-top="0in" fo:margin-bottom="0in" loext:contextual-spacing="false" fo:padding="0in" fo:border="none"/>
    </style:style>
    <style:style style:name="P3" style:family="paragraph" style:parent-style-name="Preformatted_20_Text">
      <style:paragraph-properties fo:margin-top="0in" fo:margin-bottom="0in" loext:contextual-spacing="false" fo:padding="0in" fo:border="none"/>
      <style:text-properties style:font-name="Ubuntu Mono" fo:font-size="10.3999996185303pt"/>
    </style:style>
    <style:style style:name="T1" style:family="text">
      <style:text-properties style:font-name="Ubuntu Mono" fo:font-size="10.3999996185303pt"/>
    </style:style>
    <style:style style:name="T2" style:family="text">
      <style:text-properties style:font-name="Ubuntu Mono" fo:font-size="10.3999996185303pt" fo:background-color="#009900" loext:char-shading-value="0"/>
    </style:style>
    <style:style style:name="T3" style:family="text">
      <style:text-properties style:font-name="Ubuntu Mono" fo:font-size="10.3999996185303pt" fo:background-color="#009900" loext:char-shading-value="0"/>
    </style:style>
    <style:style style:name="T4" style:family="text">
      <style:text-properties style:font-name="Ubuntu Mono" fo:font-size="10.3999996185303pt" fo:background-color="#ff9900" loext:char-shading-value="0"/>
    </style:style>
    <style:style style:name="T5" style:family="text">
      <style:text-properties style:font-name="Ubuntu Mono" fo:font-size="10.3999996185303pt" fo:background-color="#ff9900" loext:char-shading-value="0"/>
    </style:style>
    <style:style style:name="T6" style:family="text">
      <style:text-properties style:font-name="Ubuntu Mono" fo:font-size="10.3999996185303pt" fo:background-color="transparent" loext:char-shading-value="0"/>
    </style:style>
    <style:style style:name="T7" style:family="text">
      <style:text-properties style:font-name="Ubuntu Mono" fo:font-size="10.3999996185303pt" fo:background-color="transparent" loext:char-shading-value="0"/>
    </style:style>
    <style:style style:name="T8" style:family="text">
      <style:text-properties fo:background-color="#009900" loext:char-shading-value="0"/>
    </style:style>
    <style:style style:name="T9" style:family="text">
      <style:text-properties fo:background-color="#009900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 text:name="rstudio_console_output"/><text:s/><text:span text:style-name="T1">[1] "adrenal gland glandular cells" <text:s text:c="15"/>"appendix glandular cells" <text:s text:c="20"/></text:span><text:span text:style-name="T3">"appendix lymphoid tissue"</text:span><text:span text:style-name="T1"> <text:s text:c="19"/></text:span></text:p>
      <text:p text:style-name="P2"><text:s text:c="2"/><text:span text:style-name="T1">[4] </text:span><text:span text:style-name="T3">"bone marrow hematopoietic cells"</text:span><text:span text:style-name="T1"> <text:s text:c="13"/>"breast adipocytes" <text:s text:c="27"/>"breast glandular cells" <text:s text:c="21"/></text:span></text:p>
      <text:p text:style-name="P2"><text:s text:c="2"/><text:span text:style-name="T1">[7] "breast myoepithelial cells" <text:s text:c="18"/>"bronchus respiratory epithelial cells" <text:s text:c="7"/>"caudate glial cells" <text:s text:c="24"/></text:span></text:p>
      <text:p text:style-name="P2"><text:s/><text:span text:style-name="T1">[10] "caudate neuronal cells" <text:s text:c="22"/>"cerebellum cells in granular layer" <text:s text:c="10"/>"cerebellum cells in molecular layer" <text:s text:c="8"/></text:span></text:p>
      <text:p text:style-name="P2"><text:s/><text:span text:style-name="T1">[13] "cerebellum Purkinje cells" <text:s text:c="19"/>"cerebral cortex endothelial cells" <text:s text:c="11"/>"cerebral cortex glial cells" <text:s text:c="16"/></text:span></text:p>
      <text:p text:style-name="P2"><text:s/><text:span text:style-name="T1">[16] "cerebral cortex neuronal cells" <text:s text:c="14"/>"cerebral cortex neuropil" <text:s text:c="20"/>"cervix, uterine glandular cells" <text:s text:c="12"/></text:span></text:p>
      <text:p text:style-name="P2"><text:s/><text:span text:style-name="T1">[19] "cervix, uterine squamous epithelial cells" <text:s text:c="3"/>"colon endothelial cells" <text:s text:c="21"/>"colon glandular cells" <text:s text:c="22"/></text:span></text:p>
      <text:p text:style-name="P2"><text:s/><text:span text:style-name="T1">[22] "colon peripheral nerve/ganglion" <text:s text:c="13"/>"duodenum glandular cells" <text:s text:c="20"/>"endometrium 1 cells in endometrial stroma" <text:s text:c="2"/></text:span></text:p>
      <text:p text:style-name="P2"><text:s/><text:span text:style-name="T1">[25] "endometrium 1 glandular cells" <text:s text:c="15"/>"endometrium 2 cells in endometrial stroma" <text:s text:c="3"/>"endometrium 2 glandular cells" <text:s text:c="14"/></text:span></text:p>
      <text:p text:style-name="P2"><text:s/><text:span text:style-name="T1">[28] "epididymis glandular cells" <text:s text:c="18"/>"esophagus squamous epithelial cells" <text:s text:c="9"/>"fallopian tube glandular cells" <text:s text:c="13"/></text:span></text:p>
      <text:p text:style-name="P2"><text:s/><text:span text:style-name="T1">[31] "gallbladder glandular cells" <text:s text:c="17"/>"heart muscle myocytes" <text:s text:c="23"/>"hippocampus glial cells" <text:s text:c="20"/></text:span></text:p>
      <text:p text:style-name="P2"><text:s/><text:span text:style-name="T1">[34] "hippocampus neuronal cells" <text:s text:c="18"/>"kidney cells in glomeruli" <text:s text:c="19"/>"kidney cells in tubules" <text:s text:c="20"/></text:span></text:p>
      <text:p text:style-name="P2"><text:s/><text:span text:style-name="T1">[37] "liver bile duct cells" <text:s text:c="23"/>"liver hepatocytes" <text:s text:c="27"/></text:span><text:span text:style-name="T3">"lung macrophages"</text:span><text:span text:style-name="T1"> <text:s text:c="27"/></text:span></text:p>
      <text:p text:style-name="P2"><text:s/><text:span text:style-name="T1">[40] "lung pneumocytes" <text:s text:c="28"/></text:span><text:span text:style-name="T3">"lymph node germinal center cells" <text:s text:c="2"/></text:span><text:span text:style-name="T1"><text:s text:c="10"/></text:span><text:span text:style-name="T3">"lymph node non-germinal center cells"</text:span><text:span text:style-name="T1"> <text:s text:c="7"/></text:span></text:p>
      <text:p text:style-name="P2"><text:s/><text:span text:style-name="T1">[43] "nasopharynx respiratory epithelial cells" <text:s text:c="4"/>"oral mucosa squamous epithelial cells" <text:s text:c="7"/>"ovary ovarian stroma cells" <text:s text:c="17"/></text:span></text:p>
      <text:p text:style-name="P2"><text:s/><text:span text:style-name="T1">[46] "pancreas exocrine glandular cells" <text:s text:c="11"/>"pancreas islets of Langerhans" <text:s text:c="15"/>"parathyroid gland glandular cells" <text:s text:c="10"/></text:span></text:p>
      <text:p text:style-name="P2"><text:s/><text:span text:style-name="T1">[49] "placenta decidual cells" <text:s text:c="21"/>"placenta trophoblastic cells" <text:s text:c="16"/>"prostate glandular cells" <text:s text:c="19"/></text:span></text:p>
      <text:p text:style-name="P2"><text:s/><text:span text:style-name="T1">[52] "rectum glandular cells" <text:s text:c="22"/>"salivary gland glandular cells" <text:s text:c="14"/>"seminal vesicle glandular cells" <text:s text:c="12"/></text:span></text:p>
      <text:p text:style-name="P2"><text:s/><text:span text:style-name="T1">[55] "skeletal muscle myocytes" <text:s text:c="20"/>"skin 1 fibroblasts" <text:s text:c="26"/>"skin 1 keratinocytes" <text:s text:c="23"/></text:span></text:p>
      <text:p text:style-name="P2"><text:s/><text:span text:style-name="T1">[58] </text:span><text:span text:style-name="T3">"skin 1 Langerhans" </text:span><text:span text:style-name="T1"><text:s text:c="27"/>"skin 1 melanocytes" <text:s text:c="26"/>"skin 2 epidermal cells" <text:s text:c="21"/></text:span></text:p>
      <text:p text:style-name="P2"><text:s/><text:span text:style-name="T1">[61] "small intestine glandular cells" <text:s text:c="13"/>"smooth muscle smooth muscle cells" <text:s text:c="11"/>"soft tissue 1 adipocytes" <text:s text:c="19"/></text:span></text:p>
      <text:p text:style-name="P2"><text:s/><text:span text:style-name="T1">[64] "soft tissue 1 fibroblasts" <text:s text:c="19"/>"soft tissue 1 peripheral nerve" <text:s text:c="14"/>"soft tissue 2 adipocytes" <text:s text:c="19"/></text:span></text:p>
      <text:p text:style-name="P2"><text:s/><text:span text:style-name="T1">[67] "soft tissue 2 fibroblasts" <text:s text:c="19"/>"soft tissue 2 peripheral nerve" <text:s text:c="14"/></text:span><text:span text:style-name="T5">"spleen cells in red pulp"</text:span><text:span text:style-name="T1"> <text:s text:c="19"/></text:span></text:p>
      <text:p text:style-name="P2"><text:s/><text:span text:style-name="T1">[70] </text:span><text:span text:style-name="T3">"spleen cells in white pulp"</text:span><text:span text:style-name="T1"> <text:s text:c="18"/>"stomach 1 glandular cells" <text:s text:c="19"/>"stomach 2 glandular cells" <text:s text:c="18"/></text:span></text:p>
      <text:p text:style-name="P2"><text:s/><text:span text:style-name="T1">[73] "testis cells in seminiferous ducts" <text:s text:c="10"/>"testis Leydig cells" <text:s text:c="25"/></text:span><text:span text:style-name="T7">"thyroid gland glandular cells" </text:span><text:span text:style-name="T1"><text:s text:c="14"/></text:span></text:p>
      <text:p text:style-name="P2"><text:s/><text:span text:style-name="T1">[76] </text:span><text:span text:style-name="T3">"tonsil germinal center cells"</text:span><text:span text:style-name="T1"> <text:s text:c="16"/></text:span><text:span text:style-name="T3">"tonsil non-germinal center cells"</text:span><text:span text:style-name="T1"> <text:s text:c="12"/></text:span><text:span text:style-name="T5">"tonsil squamous epithelial cells"</text:span><text:span text:style-name="T1"> <text:s text:c="11"/></text:span></text:p>
      <text:p text:style-name="P2"><text:s/><text:span text:style-name="T1">[79] "urinary bladder urothelial cells" <text:s text:c="12"/>"vagina squamous epithelial cells" <text:s text:c="12"/>"ovary follicle cells" <text:s text:c="23"/></text:span></text:p>
      <text:p text:style-name="P2"><text:s/><text:span text:style-name="T1">[82] "soft tissue 1 chondrocytes" <text:s text:c="18"/>"soft tissue 2 chondrocytes" <text:s text:c="18"/>"hypothalamus glial cells" <text:s text:c="19"/></text:span></text:p>
      <text:p text:style-name="P2"><text:s/><text:span text:style-name="T1">[85] "hypothalamus neuronal cells" <text:s text:c="17"/>"hypothalamus neuronal projections" <text:s text:c="11"/>"hypothalamus synapses" <text:s text:c="22"/></text:span></text:p>
      <text:p text:style-name="P2"><text:s/><text:span text:style-name="T1">[88] "testis elongated or late spermatids" <text:s text:c="9"/>"testis pachytene spermatocytes" <text:s text:c="14"/>"testis peritubular cells" <text:s text:c="19"/></text:span></text:p>
      <text:p text:style-name="P2"><text:s/><text:span text:style-name="T1">[91] "testis preleptotene spermatocytes" <text:s text:c="11"/>"testis round or early spermatids" <text:s text:c="12"/>"testis sertoli cells" <text:s text:c="23"/></text:span></text:p>
      <text:p text:style-name="P2"><text:s/><text:span text:style-name="T1">[94] "testis spermatogonia" <text:s text:c="24"/>"hair cells in cortex/medulla" <text:s text:c="16"/>"hair cells in cuticle" <text:s text:c="22"/></text:span></text:p>
      <text:p text:style-name="P2"><text:s/><text:span text:style-name="T1">[97] "hair cells in external root sheath" <text:s text:c="10"/>"hair cells in internal root sheath" <text:s text:c="10"/>"cerebral cortex neuronal projections" <text:s text:c="7"/></text:span></text:p>
      <text:p text:style-name="P3"><text:soft-page-break/>[100] "cerebral cortex synapses" <text:s text:c="20"/>"lactating breast lactating glandular cells" <text:s text:c="2"/>"adrenal gland cells in zona fasciculata" <text:s text:c="4"/></text:p>
      <text:p text:style-name="P3">[103] "adrenal gland cells in zona glomerulosa" <text:s text:c="5"/>"adrenal gland cells in zona reticularis" <text:s text:c="5"/>"adrenal gland medullary cells" <text:s text:c="14"/></text:p>
      <text:p text:style-name="P3">[106] "skin sebaceous cells" <text:s text:c="24"/>"skin secretory cells" <text:s text:c="24"/>"skin sweat ducts" <text:s text:c="27"/></text:p>
      <text:p text:style-name="P3">[109] "retina cells in inner nuclear layer" <text:s text:c="9"/>"retina cells in photoreceptor layer" <text:s text:c="9"/>"retina ganglion cells" <text:s text:c="22"/></text:p>
      <text:p text:style-name="P3">[112] "retina limiting membrane" <text:s text:c="20"/>"retina nerve fibers in inner plexiform layer" "retina nerve fibers in nerve fiber layer" <text:s text:c="3"/></text:p>
      <text:p text:style-name="P3">[115] "retina nerve fibers in outer plexiform layer" "retina pigment epithelium" <text:s text:c="19"/>"eye corneal epithelial cells" <text:s text:c="15"/></text:p>
      <text:p text:style-name="P3">[118] "eye lens epithelial cells" <text:s text:c="19"/>"eye lens fiber cells" <text:s text:c="24"/>"eye vitreous humor" <text:s text:c="25"/></text:p>
      <text:p text:style-name="P3">[121] <text:span text:style-name="T9">"thymus cortical cells"</text:span> <text:s text:c="23"/><text:span text:style-name="T9">"thymus medullary cells"</text:span> <text:s text:c="22"/>"caudate neuronal projections" <text:s text:c="15"/></text:p>
      <text:p text:style-name="P3">[124] "caudate synapses" <text:s text:c="28"/>"hippocampus neuronal projections" <text:s text:c="12"/>"hippocampus synapses" <text:s text:c="23"/></text:p>
      <text:p text:style-name="P3">[127] "pituitary gland cells in anterior" <text:s text:c="11"/>"pituitary gland cells in posterior" <text:s text:c="10"/>"lactating breast ductal cells" <text:s text:c="14"/></text:p>
      <text:p text:style-name="P3">[130] "choroid plexus ependymal cells" <text:s text:c="14"/>"sole of foot epidermal cells" 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 Mono" svg:font-family="'Ubuntu Mono'"/>
    <style:font-face style:name="Cumberland AMT" svg:font-family="'Cumberland AMT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umberland AMT" style:font-family-asian="'Cumberland AMT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2T11:24:45.364092939</meta:creation-date>
    <dc:date>2018-02-22T15:46:07.433993159</dc:date>
    <meta:editing-duration>PT4H21M22S</meta:editing-duration>
    <meta:editing-cycles>1</meta:editing-cycles>
    <meta:document-statistic meta:table-count="0" meta:image-count="0" meta:object-count="0" meta:page-count="2" meta:paragraph-count="44" meta:word-count="549" meta:character-count="6361" meta:non-whitespace-character-count="3695"/>
    <meta:generator>LibreOffice/5.1.6.2$Linux_X86_64 LibreOffice_project/10m0$Build-2</meta:generator>
  </office:meta>
</office:document-meta>
</file>